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34637" officeooo:paragraph-rsid="00134637"/>
    </style:style>
    <style:style style:name="P2" style:family="paragraph" style:parent-style-name="Standard">
      <style:text-properties officeooo:rsid="00134637" officeooo:paragraph-rsid="00134637"/>
    </style:style>
    <style:style style:name="P3" style:family="paragraph" style:parent-style-name="Standard">
      <style:text-properties officeooo:rsid="001663c5" officeooo:paragraph-rsid="001663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ils</text:p>
      <text:p text:style-name="P1">You might be wondering how you can achieve this remarkable feat. Grails embraces concepts such as </text:p>
      <text:p text:style-name="P1">Convention over Configuration (CoC), Don’t Repeat Yourself (DRY), and sensible defaults that are enabled through the terse Groovy language and an array of domain-specific languages (DSLs) that make your life easier.</text:p>
      <text:p text:style-name="P1"/>
      <text:p text:style-name="P3">GORM</text:p>
      <text:p text:style-name="P3">Grails uses GORM. However, GORM is not its own creation; it uses Hibernate for its persistence implementation. GORM simply wraps Hibernate in Groovy layers. GORM truly is an amalgamation of the ActiveRecord and Hibernate, giving you the best of both worlds.</text:p>
      <text:p text:style-name="P3">(for extra information on GORM see: <text:a xlink:type="simple" xlink:href="http://grails.org/doc/latest/guide/GORM.html" text:style-name="Internet_20_link" text:visited-style-name="Visited_20_Internet_20_Link">http://grails.org/doc/latest/guide/GORM.html</text:a>)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00:20:31.614298250</meta:creation-date>
    <dc:date>2015-01-02T19:43:37.701000000</dc:date>
    <meta:editing-duration>PT46M11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6" meta:word-count="97" meta:character-count="661" meta:non-whitespace-character-count="569"/>
  </office:meta>
</office:document-meta>
</file>